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1.105cm" fo:min-width="1.406cm"/>
    </style:style>
    <style:style style:name="gr2" style:family="graphic" style:parent-style-name="standard">
      <style:graphic-properties draw:textarea-horizontal-align="justify" draw:textarea-vertical-align="middle" draw:auto-grow-height="false" fo:min-height="1.368cm" fo:min-width="1.118cm"/>
    </style:style>
    <style:style style:name="gr3" style:family="graphic" style:parent-style-name="standard">
      <style:graphic-properties draw:fill-color="#339966" draw:textarea-horizontal-align="justify" draw:textarea-vertical-align="middle" draw:auto-grow-height="false" fo:min-height="1.105cm" fo:min-width="1.406cm"/>
    </style:style>
    <style:style style:name="gr4" style:family="graphic" style:parent-style-name="standard">
      <style:graphic-properties draw:fill-color="#339966" draw:textarea-horizontal-align="justify" draw:textarea-vertical-align="middle" draw:auto-grow-height="false" fo:min-height="1.368cm" fo:min-width="1.118cm"/>
    </style:style>
    <style:style style:name="gr5" style:family="graphic" style:parent-style-name="standard">
      <style:graphic-properties draw:fill-color="#ffffcc" draw:textarea-horizontal-align="justify" draw:textarea-vertical-align="middle" draw:auto-grow-height="false" fo:min-height="5.592cm" fo:min-width="11.184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0.712cm"/>
    </style:style>
    <style:style style:name="gr8" style:family="graphic" style:parent-style-name="standard">
      <style:graphic-properties draw:stroke="none" svg:stroke-color="#000000" draw:fill="none" draw:fill-color="#ffffff" draw:auto-grow-height="true" draw:auto-grow-width="false" fo:max-height="0cm" fo:min-height="2.134cm"/>
    </style:style>
    <style:style style:name="gr9" style:family="graphic">
      <style:graphic-properties style:protect="size"/>
    </style:style>
    <style:style style:name="gr10" style:family="graphic" style:parent-style-name="standard">
      <style:graphic-properties draw:stroke="none" svg:stroke-color="#000000" draw:fill="none" draw:fill-color="#ffffff" draw:auto-grow-height="true" draw:auto-grow-width="false" fo:max-height="0cm" fo:min-height="1.423cm"/>
    </style:style>
    <style:style style:name="gr11" style:family="graphic" style:parent-style-name="standard">
      <style:graphic-properties draw:textarea-horizontal-align="justify" draw:textarea-vertical-align="middle" draw:auto-grow-height="false" fo:min-height="0.331cm" fo:min-width="0.317cm"/>
    </style:style>
    <style:style style:name="gr12" style:family="graphic" style:parent-style-name="standard">
      <style:graphic-properties draw:textarea-horizontal-align="justify" draw:textarea-vertical-align="middle" draw:auto-grow-height="false" fo:min-height="0.444cm" fo:min-width="0.193cm"/>
    </style:style>
    <style:style style:name="gr13" style:family="graphic" style:parent-style-name="standard">
      <style:graphic-properties draw:fill-color="#339966" draw:textarea-horizontal-align="justify" draw:textarea-vertical-align="middle" draw:auto-grow-height="false" fo:min-height="0.389cm" fo:min-width="0.399cm"/>
    </style:style>
    <style:style style:name="gr14" style:family="graphic" style:parent-style-name="standard">
      <style:graphic-properties draw:fill-color="#339966" draw:textarea-horizontal-align="justify" draw:textarea-vertical-align="middle" draw:auto-grow-height="false" fo:min-height="0.512cm" fo:min-width="0.262cm"/>
    </style:style>
    <style:style style:name="gr15" style:family="graphic" style:parent-style-name="standard">
      <style:graphic-properties draw:fill-color="#ffffcc" draw:textarea-horizontal-align="justify" draw:textarea-vertical-align="middle" draw:auto-grow-height="false" fo:min-height="7.37cm" fo:min-width="16.518cm"/>
    </style:style>
    <style:style style:name="gr16" style:family="graphic" style:parent-style-name="standard">
      <style:graphic-properties draw:fill-color="#3465a4" draw:textarea-horizontal-align="justify" draw:textarea-vertical-align="middle" draw:auto-grow-height="false" fo:min-height="3.814cm" fo:min-width="2.548cm"/>
    </style:style>
    <style:style style:name="gr17" style:family="graphic" style:parent-style-name="standard">
      <style:graphic-properties draw:textarea-horizontal-align="justify" draw:textarea-vertical-align="middle" draw:auto-grow-height="false" fo:min-height="2.552cm" fo:min-width="5.972cm" fo:wrap-option="no-wrap"/>
    </style:style>
    <style:style style:name="gr18" style:family="graphic" style:parent-style-name="standard">
      <style:graphic-properties draw:textarea-horizontal-align="justify" draw:textarea-vertical-align="middle" draw:auto-grow-height="false" fo:min-height="2.881cm" fo:min-width="4.976cm" fo:wrap-option="no-wrap"/>
    </style:style>
    <style:style style:name="gr19" style:family="graphic" style:parent-style-name="standard">
      <style:graphic-properties draw:fill-color="#ffffcc" draw:textarea-horizontal-align="justify" draw:textarea-vertical-align="middle" draw:auto-grow-height="false" fo:min-height="11.688cm" fo:min-width="20.074cm"/>
    </style:style>
    <style:style style:name="gr20" style:family="graphic" style:parent-style-name="standard">
      <style:graphic-properties draw:textarea-horizontal-align="justify" draw:textarea-vertical-align="middle" draw:auto-grow-height="false" fo:min-height="1.563cm" fo:min-width="1.989cm" fo:wrap-option="no-wrap"/>
    </style:style>
    <style:style style:name="gr21" style:family="graphic" style:parent-style-name="standard">
      <style:graphic-properties draw:textarea-horizontal-align="justify" draw:textarea-vertical-align="middle" draw:auto-grow-height="false" fo:min-height="1.893cm" fo:min-width="2.819cm" fo:wrap-option="no-wrap"/>
    </style:style>
    <style:style style:name="gr22" style:family="graphic" style:parent-style-name="standard">
      <style:graphic-properties draw:fill-color="#3465a4" draw:textarea-horizontal-align="justify" draw:textarea-vertical-align="middle" draw:auto-grow-height="false" fo:min-height="1.035cm" fo:min-width="15.98cm"/>
    </style:style>
    <style:style style:name="gr23" style:family="graphic" style:parent-style-name="objectwithoutfill">
      <style:graphic-properties svg:stroke-color="#0000cc" draw:fill="none" draw:textarea-vertical-align="middle"/>
    </style:style>
    <style:style style:name="gr24" style:family="graphic" style:parent-style-name="standard">
      <style:graphic-properties draw:fill-color="#cccccc" draw:textarea-horizontal-align="justify" draw:textarea-vertical-align="middle" draw:auto-grow-height="false" fo:min-height="1.563cm" fo:min-width="1.989cm" fo:wrap-option="no-wrap"/>
    </style:style>
    <style:style style:name="gr25" style:family="graphic" style:parent-style-name="standard">
      <style:graphic-properties svg:stroke-color="#cccccc" draw:fill-color="#cccccc" draw:textarea-horizontal-align="justify" draw:textarea-vertical-align="middle" draw:auto-grow-height="false" fo:min-height="1.893cm" fo:min-width="2.819cm" fo:wrap-option="no-wrap"/>
    </style:style>
    <style:style style:name="gr26" style:family="graphic" style:parent-style-name="standard">
      <style:graphic-properties draw:fill-color="#cccccc" draw:textarea-horizontal-align="justify" draw:textarea-vertical-align="middle" draw:auto-grow-height="false" fo:min-height="3.814cm" fo:min-width="2.548cm"/>
    </style:style>
    <style:style style:name="gr27" style:family="graphic" style:parent-style-name="standard">
      <style:graphic-properties svg:stroke-color="#cccccc" draw:fill-color="#cccccc" draw:textarea-horizontal-align="justify" draw:textarea-vertical-align="middle" draw:auto-grow-height="false" fo:min-height="3.814cm" fo:min-width="2.548cm"/>
    </style:style>
    <style:style style:name="gr28" style:family="graphic" style:parent-style-name="objectwithoutfill">
      <style:graphic-properties svg:stroke-color="#cccccc" draw:fill="none" draw:textarea-vertical-align="middle"/>
    </style:style>
    <style:style style:name="gr29" style:family="graphic" style:parent-style-name="standard">
      <style:graphic-properties draw:fill-color="#ffff00" draw:textarea-horizontal-align="justify" draw:textarea-vertical-align="middle" draw:auto-grow-height="false" fo:min-height="1.802cm" fo:min-width="14.087cm"/>
    </style:style>
    <style:style style:name="gr30" style:family="graphic" style:parent-style-name="standard">
      <style:graphic-properties draw:marker-start="Arrow" draw:marker-start-width="0.3cm" draw:marker-end="Arrow" draw:marker-end-width="0.3cm" draw:textarea-vertical-align="middle"/>
    </style:style>
    <style:style style:name="gr31" style:family="graphic" style:parent-style-name="standard">
      <style:graphic-properties draw:stroke="none" svg:stroke-color="#000000" draw:fill="none" draw:fill-color="#ffffff" draw:auto-grow-height="true" draw:auto-grow-width="false" fo:max-height="0cm" fo:min-height="3.473cm"/>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1" style:family="paragraph">
      <style:paragraph-properties fo:text-align="center"/>
    </style:style>
    <style:style style:name="P2" style:family="paragraph">
      <loext:graphic-properties draw:fill-color="#339966"/>
      <style:paragraph-properties fo:text-align="center"/>
    </style:style>
    <style:style style:name="P3" style:family="paragraph">
      <loext:graphic-properties draw:fill-color="#ffffcc"/>
      <style:paragraph-properties fo:text-align="center"/>
    </style:style>
    <style:style style:name="P4" style:family="paragraph">
      <loext:graphic-properties draw:fill="none"/>
      <style:paragraph-properties fo:text-align="center"/>
    </style:style>
    <style:style style:name="P5" style:family="paragraph">
      <loext:graphic-properties draw:fill="none" draw:fill-color="#ffffff"/>
    </style:style>
    <style:style style:name="P6" style:family="paragraph">
      <loext:graphic-properties draw:fill-color="#ffffff"/>
    </style:style>
    <style:style style:name="P7" style:family="paragraph">
      <loext:graphic-properties draw:fill-color="#ffffcc"/>
      <style:paragraph-properties fo:text-align="center"/>
      <style:text-properties fo:font-size="18pt"/>
    </style:style>
    <style:style style:name="P8" style:family="paragraph">
      <loext:graphic-properties draw:fill-color="#3465a4"/>
      <style:paragraph-properties fo:text-align="center"/>
      <style:text-properties fo:color="#ffffff"/>
    </style:style>
    <style:style style:name="P9" style:family="paragraph">
      <loext:graphic-properties draw:fill-color="#ffffff"/>
      <style:text-properties fo:font-size="20pt"/>
    </style:style>
    <style:style style:name="P10" style:family="paragraph">
      <loext:graphic-properties draw:fill-color="#3465a4"/>
      <style:paragraph-properties fo:text-align="center"/>
    </style:style>
    <style:style style:name="P11" style:family="paragraph">
      <loext:graphic-properties draw:fill-color="#cccccc"/>
      <style:paragraph-properties fo:text-align="center"/>
    </style:style>
    <style:style style:name="P12" style:family="paragraph">
      <loext:graphic-properties draw:fill="none" draw:fill-color="#ffffff"/>
      <style:text-properties fo:font-size="36pt" style:font-size-asian="18pt" style:font-size-complex="18pt"/>
    </style:style>
    <style:style style:name="P13" style:family="paragraph">
      <loext:graphic-properties draw:fill-color="#ffff00"/>
      <style:paragraph-properties fo:text-align="center"/>
    </style:style>
    <style:style style:name="P14" style:family="paragraph">
      <loext:graphic-properties draw:fill="none" draw:fill-color="#ffffff"/>
      <style:text-properties fo:font-size="44pt"/>
    </style:style>
    <style:style style:name="T1" style:family="text">
      <style:text-properties fo:font-size="18pt"/>
    </style:style>
    <style:style style:name="T2" style:family="text">
      <style:text-properties fo:color="#ffffff"/>
    </style:style>
    <style:style style:name="T3" style:family="text">
      <style:text-properties fo:font-size="36pt" style:font-size-asian="18pt" style:font-size-complex="18pt"/>
    </style:style>
    <style:style style:name="T4" style:family="text">
      <style:text-properties fo:font-size="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You Look Good In Print</text:p>
          </draw:text-box>
        </draw:frame>
        <draw:g>
          <draw:custom-shape draw:style-name="gr1" draw:text-style-name="P1" draw:layer="layout" svg:width="3.81cm" svg:height="4.064cm" svg:x="4.826cm" svg:y="5.6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 draw:text-style-name="P1" draw:layer="layout" svg:width="2.286cm" svg:height="2.286cm" svg:x="5.588cm" svg:y="4.3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 draw:text-style-name="P2" draw:layer="layout" svg:width="3.81cm" svg:height="4.064cm" svg:x="18.796cm" svg:y="5.6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2" draw:layer="layout" svg:width="2.286cm" svg:height="2.286cm" svg:x="19.558cm" svg:y="4.3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5" draw:text-style-name="P3" draw:layer="layout" svg:width="11.684cm" svg:height="5.842cm" svg:x="8.128cm" svg:y="12.192cm">
          <text:p text:style-name="P1">DocUPrint</text:p>
          <draw:enhanced-geometry svg:viewBox="0 0 21600 21600" draw:type="rectangle" draw:enhanced-path="M 0 0 L 21600 0 21600 21600 0 21600 0 0 Z N"/>
        </draw:custom-shape>
        <draw:line draw:style-name="gr6" draw:text-style-name="P4" draw:layer="layout" svg:x1="6.858cm" svg:y1="9.677cm" svg:x2="9.398cm" svg:y2="12.192cm">
          <text:p/>
        </draw:line>
        <draw:line draw:style-name="gr6" draw:text-style-name="P4" draw:layer="layout" svg:x1="20.574cm" svg:y1="9.677cm" svg:x2="18.542cm" svg:y2="12.192cm">
          <text:p/>
        </draw:line>
        <draw:frame draw:style-name="gr7" draw:text-style-name="P5" draw:layer="layout" svg:width="3.556cm" svg:height="0.962cm" svg:x="1.27cm" svg:y="5.334cm">
          <draw:text-box>
            <text:p>customer</text:p>
          </draw:text-box>
        </draw:frame>
        <draw:frame draw:style-name="gr8" draw:text-style-name="P5" draw:layer="layout" svg:width="4.826cm" svg:height="2.384cm" svg:x="22.098cm" svg:y="5.613cm">
          <draw:text-box>
            <text:p>print</text:p>
            <text:p>shop</text:p>
            <text:p>personnel</text:p>
          </draw:text-box>
        </draw:frame>
        <presentation:notes draw:style-name="dp2">
          <draw:page-thumbnail draw:style-name="gr9" draw:layer="layout" svg:width="14.848cm" svg:height="11.136cm" svg:x="3.075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You Look Good In Print</text:p>
          </draw:text-box>
        </draw:frame>
        <draw:g>
          <draw:custom-shape draw:style-name="gr1" draw:text-style-name="P1" draw:layer="layout" svg:width="3.81cm" svg:height="4.064cm" svg:x="4.826cm" svg:y="5.6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 draw:text-style-name="P1" draw:layer="layout" svg:width="2.286cm" svg:height="2.286cm" svg:x="5.588cm" svg:y="4.3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 draw:text-style-name="P2" draw:layer="layout" svg:width="3.81cm" svg:height="4.064cm" svg:x="18.796cm" svg:y="5.6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2" draw:layer="layout" svg:width="2.286cm" svg:height="2.286cm" svg:x="19.558cm" svg:y="4.3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5" draw:text-style-name="P3" draw:layer="layout" svg:width="11.684cm" svg:height="5.842cm" svg:x="8.128cm" svg:y="12.192cm">
          <text:p text:style-name="P1">DocUPrint</text:p>
          <draw:enhanced-geometry svg:viewBox="0 0 21600 21600" draw:type="rectangle" draw:enhanced-path="M 0 0 L 21600 0 21600 21600 0 21600 0 0 Z N"/>
        </draw:custom-shape>
        <draw:line draw:style-name="gr6" draw:text-style-name="P4" draw:layer="layout" svg:x1="6.858cm" svg:y1="9.677cm" svg:x2="9.398cm" svg:y2="12.192cm">
          <text:p/>
        </draw:line>
        <draw:line draw:style-name="gr6" draw:text-style-name="P4" draw:layer="layout" svg:x1="20.574cm" svg:y1="9.677cm" svg:x2="18.542cm" svg:y2="12.192cm">
          <text:p/>
        </draw:line>
        <draw:frame draw:style-name="gr7" draw:text-style-name="P5" draw:layer="layout" svg:width="3.556cm" svg:height="0.962cm" svg:x="1.27cm" svg:y="5.334cm">
          <draw:text-box>
            <text:p>customer</text:p>
          </draw:text-box>
        </draw:frame>
        <draw:frame draw:style-name="gr8" draw:text-style-name="P5" draw:layer="layout" svg:width="4.826cm" svg:height="2.384cm" svg:x="22.098cm" svg:y="5.613cm">
          <draw:text-box>
            <text:p>print</text:p>
            <text:p>shop</text:p>
            <text:p>personnel</text:p>
          </draw:text-box>
        </draw:frame>
        <draw:frame draw:style-name="gr8" draw:text-style-name="P5" draw:layer="layout" svg:width="6.858cm" svg:height="2.384cm" svg:x="1.27cm" svg:y="10.16cm">
          <draw:text-box>
            <text:p>create documents</text:p>
            <text:p>store documents</text:p>
            <text:p>schedule for print</text:p>
          </draw:text-box>
        </draw:frame>
        <draw:frame draw:style-name="gr10" draw:text-style-name="P5" draw:layer="layout" svg:width="6.604cm" svg:height="1.673cm" svg:x="20.828cm" svg:y="10.16cm">
          <draw:text-box>
            <text:p>retrieve documents</text:p>
            <text:p>manage print queue</text:p>
          </draw:text-box>
        </draw:frame>
        <presentation:notes draw:style-name="dp2">
          <draw:page-thumbnail draw:style-name="gr9" draw:layer="layout" svg:width="14.848cm" svg:height="11.136cm" svg:x="3.075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g>
          <draw:custom-shape draw:style-name="gr11" draw:text-style-name="P1" draw:layer="layout" svg:width="1.633cm" svg:height="1.742cm" svg:x="1.016cm" svg:y="1.8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0.979cm" svg:height="0.98cm" svg:x="1.343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3" draw:text-style-name="P2" draw:layer="layout" svg:width="1.797cm" svg:height="1.916cm" svg:x="24.365cm" svg:y="2.1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2" draw:layer="layout" svg:width="1.078cm" svg:height="1.078cm" svg:x="24.725cm" svg:y="1.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5" draw:text-style-name="P7" draw:layer="layout" svg:width="17.018cm" svg:height="7.62cm" svg:x="5.334cm" svg:y="5.08cm">
          <text:p text:style-name="P1"><text:span text:style-name="T1">DocUPrint</text:span></text:p>
          <draw:enhanced-geometry svg:viewBox="0 0 21600 21600" draw:type="rectangle" draw:enhanced-path="M 0 0 L 21600 0 21600 21600 0 21600 0 0 Z N"/>
        </draw:custom-shape>
        <draw:custom-shape draw:style-name="gr16" draw:text-style-name="P8" draw:layer="layout" svg:width="3.048cm" svg:height="4.064cm" svg:x="19.176cm" svg:y="5.296cm">
          <text:p text:style-name="P1"><text:span text:style-name="T2">print</text:span></text:p>
          <text:p text:style-name="P1"><text:span text:style-name="T2">shop</text:span></text:p>
          <text:p text:style-name="P1"><text:span text:style-name="T2">UI</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3.048cm" svg:height="4.064cm" svg:x="5.511cm" svg:y="5.296cm">
          <text:p text:style-name="P1"><text:span text:style-name="T2">customer</text:span></text:p>
          <text:p text:style-name="P1"><text:span text:style-name="T2">UI</text:span></text:p>
          <draw:enhanced-geometry svg:viewBox="0 0 21600 21600" draw:mirror-horizontal="false" draw:mirror-vertical="false" draw:type="rectangle" draw:enhanced-path="M 0 0 L 21600 0 21600 21600 0 21600 0 0 Z N"/>
        </draw:custom-shape>
        <presentation:notes draw:style-name="dp2">
          <draw:page-thumbnail draw:style-name="gr9" draw:layer="layout" svg:width="14.848cm" svg:height="11.136cm" svg:x="3.075cm" svg:y="2.257cm" draw:page-number="3" presentation:class="page"/>
          <draw:frame presentation:style-name="pr2" draw:text-style-name="P9"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g>
          <draw:custom-shape draw:style-name="gr11" draw:text-style-name="P1" draw:layer="layout" svg:width="1.633cm" svg:height="1.742cm" svg:x="1.016cm" svg:y="1.8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0.979cm" svg:height="0.98cm" svg:x="1.343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3" draw:text-style-name="P2" draw:layer="layout" svg:width="1.797cm" svg:height="1.916cm" svg:x="24.365cm" svg:y="2.1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2" draw:layer="layout" svg:width="1.078cm" svg:height="1.078cm" svg:x="24.725cm" svg:y="1.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5" draw:text-style-name="P7" draw:layer="layout" svg:width="17.018cm" svg:height="7.62cm" svg:x="5.334cm" svg:y="5.08cm">
          <text:p text:style-name="P1"><text:span text:style-name="T1">DocUPrint</text:span></text:p>
          <draw:enhanced-geometry svg:viewBox="0 0 21600 21600" draw:type="rectangle" draw:enhanced-path="M 0 0 L 21600 0 21600 21600 0 21600 0 0 Z N"/>
        </draw:custom-shape>
        <draw:custom-shape draw:style-name="gr17" draw:text-style-name="P1" draw:layer="layout" svg:width="9.906cm" svg:height="4.318cm" svg:x="3.048cm" svg:y="14.732cm">
          <text:p text:style-name="P1">Payments</text:p>
          <text:p text:style-name="P1">provid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8" draw:text-style-name="P1" draw:layer="layout" svg:width="8.382cm" svg:height="4.826cm" svg:x="16.51cm" svg:y="14.986cm">
          <text:p text:style-name="P1">Word processing</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8" draw:layer="layout" svg:width="3.048cm" svg:height="4.064cm" svg:x="5.511cm" svg:y="5.296cm">
          <text:p text:style-name="P1"><text:span text:style-name="T2">customer</text:span></text:p>
          <text:p text:style-name="P1"><text:span text:style-name="T2">UI</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3.048cm" svg:height="4.064cm" svg:x="19.176cm" svg:y="5.296cm">
          <text:p text:style-name="P1"><text:span text:style-name="T2">print</text:span></text:p>
          <text:p text:style-name="P1"><text:span text:style-name="T2">shop</text:span></text:p>
          <text:p text:style-name="P1"><text:span text:style-name="T2">UI</text:span></text:p>
          <draw:enhanced-geometry svg:viewBox="0 0 21600 21600" draw:mirror-horizontal="false" draw:mirror-vertical="false" draw:type="rectangle" draw:enhanced-path="M 0 0 L 21600 0 21600 21600 0 21600 0 0 Z N"/>
        </draw:custom-shape>
        <presentation:notes draw:style-name="dp2">
          <draw:page-thumbnail draw:style-name="gr9" draw:layer="layout" svg:width="14.848cm" svg:height="11.136cm" svg:x="3.075cm" svg:y="2.257cm" draw:page-number="4" presentation:class="page"/>
          <draw:frame presentation:style-name="pr2" draw:text-style-name="P9"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g>
          <draw:custom-shape draw:style-name="gr11" draw:text-style-name="P1" draw:layer="layout" svg:width="1.633cm" svg:height="1.742cm" svg:x="1.016cm" svg:y="1.8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0.979cm" svg:height="0.98cm" svg:x="1.343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3" draw:text-style-name="P2" draw:layer="layout" svg:width="1.797cm" svg:height="1.916cm" svg:x="24.892cm" svg:y="1.6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2" draw:layer="layout" svg:width="1.078cm" svg:height="1.078cm" svg:x="25.252cm" svg:y="1.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9" draw:text-style-name="P7" draw:layer="layout" svg:width="20.574cm" svg:height="11.938cm" svg:x="4.064cm" svg:y="3.81cm">
          <text:p/>
          <draw:enhanced-geometry svg:viewBox="0 0 21600 21600" draw:type="rectangle" draw:enhanced-path="M 0 0 L 21600 0 21600 21600 0 21600 0 0 Z N"/>
        </draw:custom-shape>
        <draw:custom-shape draw:style-name="gr20" draw:text-style-name="P1" draw:layer="layout" svg:width="3.81cm" svg:height="2.794cm" svg:x="3.048cm" svg:y="16.256cm">
          <text:p text:style-name="P1">Payments</text:p>
          <text:p text:style-name="P1">provid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 draw:layer="layout" svg:width="5.08cm" svg:height="3.302cm" svg:x="15.24cm" svg:y="16.51cm">
          <text:p text:style-name="P1">word processing</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8" draw:layer="layout" svg:width="16.48cm" svg:height="1.285cm" svg:x="5.585cm" svg:y="8.78cm">
          <text:p text:style-name="P1"><text:span text:style-name="T2">API</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3.048cm" svg:height="4.064cm" svg:x="5.534cm" svg:y="10.511cm">
          <text:p text:style-name="P1"><text:span text:style-name="T2">billing &amp;</text:span></text:p>
          <text:p text:style-name="P1"><text:span text:style-name="T2">payments</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3.048cm" svg:height="4.064cm" svg:x="15.632cm" svg:y="10.511cm">
          <text:p text:style-name="P1"><text:span text:style-name="T2">word</text:span></text:p>
          <text:p text:style-name="P1"><text:span text:style-name="T2">processing</text:span></text:p>
          <draw:enhanced-geometry svg:viewBox="0 0 21600 21600" draw:mirror-horizontal="false" draw:mirror-vertical="false" draw:type="rectangle" draw:enhanced-path="M 0 0 L 21600 0 21600 21600 0 21600 0 0 Z N"/>
        </draw:custom-shape>
        <draw:custom-shape draw:style-name="gr16" draw:text-style-name="P10" draw:layer="layout" svg:width="3.048cm" svg:height="4.064cm" svg:x="18.996cm" svg:y="10.511cm">
          <text:p text:style-name="P1"><text:span text:style-name="T2">print</text:span></text:p>
          <draw:enhanced-geometry svg:viewBox="0 0 21600 21600" draw:mirror-horizontal="false" draw:mirror-vertical="false" draw:type="rectangle" draw:enhanced-path="M 0 0 L 21600 0 21600 21600 0 21600 0 0 Z N"/>
        </draw:custom-shape>
        <draw:line draw:style-name="gr23" draw:text-style-name="P4" draw:layer="layout" svg:x1="6.858cm" svg:y1="14.514cm" svg:x2="5.343cm" svg:y2="16.312cm">
          <text:p/>
        </draw:line>
        <draw:line draw:style-name="gr23" draw:text-style-name="P4" draw:layer="layout" svg:x1="17.724cm" svg:y1="14.539cm" svg:x2="17.75cm" svg:y2="16.672cm">
          <text:p/>
        </draw:line>
        <draw:custom-shape draw:style-name="gr16" draw:text-style-name="P8" draw:layer="layout" svg:width="3.048cm" svg:height="4.064cm" svg:x="8.9cm" svg:y="10.511cm">
          <text:p text:style-name="P1"><text:span text:style-name="T2">customer</text:span></text:p>
          <text:p text:style-name="P1"><text:span text:style-name="T2">identity</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3.048cm" svg:height="4.064cm" svg:x="12.266cm" svg:y="10.511cm">
          <text:p text:style-name="P1"><text:span text:style-name="T2">document</text:span></text:p>
          <text:p text:style-name="P1"><text:span text:style-name="T2">storage</text:span></text:p>
          <text:p text:style-name="P1"><text:span text:style-name="T2">&amp; mgmt</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3.048cm" svg:height="4.064cm" svg:x="4.509cm" svg:y="4.14cm">
          <text:p text:style-name="P1"><text:span text:style-name="T2">customer</text:span></text:p>
          <text:p text:style-name="P1"><text:span text:style-name="T2">UI</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3.048cm" svg:height="4.064cm" svg:x="21.026cm" svg:y="4.14cm">
          <text:p text:style-name="P1"><text:span text:style-name="T2">print</text:span></text:p>
          <text:p text:style-name="P1"><text:span text:style-name="T2">shop</text:span></text:p>
          <text:p text:style-name="P1"><text:span text:style-name="T2">UI</text:span></text:p>
          <draw:enhanced-geometry svg:viewBox="0 0 21600 21600" draw:mirror-horizontal="false" draw:mirror-vertical="false" draw:type="rectangle" draw:enhanced-path="M 0 0 L 21600 0 21600 21600 0 21600 0 0 Z N"/>
        </draw:custom-shape>
        <presentation:notes draw:style-name="dp2">
          <draw:page-thumbnail draw:style-name="gr9" draw:layer="layout" svg:width="14.848cm" svg:height="11.136cm" svg:x="3.075cm" svg:y="2.257cm" draw:page-number="5" presentation:class="page"/>
          <draw:frame presentation:style-name="pr2" draw:text-style-name="P9"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g>
          <draw:custom-shape draw:style-name="gr11" draw:text-style-name="P1" draw:layer="layout" svg:width="1.633cm" svg:height="1.742cm" svg:x="1.016cm" svg:y="1.8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0.979cm" svg:height="0.98cm" svg:x="1.343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3" draw:text-style-name="P2" draw:layer="layout" svg:width="1.797cm" svg:height="1.916cm" svg:x="24.892cm" svg:y="1.6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2" draw:layer="layout" svg:width="1.078cm" svg:height="1.078cm" svg:x="25.252cm" svg:y="1.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9" draw:text-style-name="P7" draw:layer="layout" svg:width="20.574cm" svg:height="11.938cm" svg:x="4.064cm" svg:y="3.81cm">
          <text:p/>
          <draw:enhanced-geometry svg:viewBox="0 0 21600 21600" draw:type="rectangle" draw:enhanced-path="M 0 0 L 21600 0 21600 21600 0 21600 0 0 Z N"/>
        </draw:custom-shape>
        <draw:custom-shape draw:style-name="gr24" draw:text-style-name="P11" draw:layer="layout" svg:width="3.81cm" svg:height="2.794cm" svg:x="3.048cm" svg:y="16.256cm">
          <text:p text:style-name="P1">Payments</text:p>
          <text:p text:style-name="P1">provid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5" draw:text-style-name="P11" draw:layer="layout" svg:width="5.08cm" svg:height="3.302cm" svg:x="15.24cm" svg:y="16.51cm">
          <text:p text:style-name="P1">word processing</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8" draw:layer="layout" svg:width="16.48cm" svg:height="1.285cm" svg:x="5.585cm" svg:y="8.78cm">
          <text:p text:style-name="P1"><text:span text:style-name="T2">API</text:span></text:p>
          <draw:enhanced-geometry svg:viewBox="0 0 21600 21600" draw:mirror-horizontal="false" draw:mirror-vertical="false" draw:type="rectangle" draw:enhanced-path="M 0 0 L 21600 0 21600 21600 0 21600 0 0 Z N"/>
        </draw:custom-shape>
        <draw:custom-shape draw:style-name="gr26" draw:text-style-name="P11" draw:layer="layout" svg:width="3.048cm" svg:height="4.064cm" svg:x="5.534cm" svg:y="10.511cm">
          <text:p text:style-name="P1">billing &amp;</text:p>
          <text:p text:style-name="P1">payments</text:p>
          <draw:enhanced-geometry svg:viewBox="0 0 21600 21600" draw:mirror-horizontal="false" draw:mirror-vertical="false" draw:type="rectangle" draw:enhanced-path="M 0 0 L 21600 0 21600 21600 0 21600 0 0 Z N"/>
        </draw:custom-shape>
        <draw:custom-shape draw:style-name="gr27" draw:text-style-name="P11" draw:layer="layout" svg:width="3.048cm" svg:height="4.064cm" svg:x="15.632cm" svg:y="10.511cm">
          <text:p text:style-name="P1">word</text:p>
          <text:p text:style-name="P1">processing</text:p>
          <draw:enhanced-geometry svg:viewBox="0 0 21600 21600" draw:mirror-horizontal="false" draw:mirror-vertical="false" draw:type="rectangle" draw:enhanced-path="M 0 0 L 21600 0 21600 21600 0 21600 0 0 Z N"/>
        </draw:custom-shape>
        <draw:custom-shape draw:style-name="gr16" draw:text-style-name="P8" draw:layer="layout" svg:width="3.048cm" svg:height="4.064cm" svg:x="18.996cm" svg:y="10.511cm">
          <text:p text:style-name="P1"><text:span text:style-name="T2">print</text:span></text:p>
          <draw:enhanced-geometry svg:viewBox="0 0 21600 21600" draw:mirror-horizontal="false" draw:mirror-vertical="false" draw:type="rectangle" draw:enhanced-path="M 0 0 L 21600 0 21600 21600 0 21600 0 0 Z N"/>
        </draw:custom-shape>
        <draw:line draw:style-name="gr28" draw:text-style-name="P4" draw:layer="layout" svg:x1="6.858cm" svg:y1="14.514cm" svg:x2="5.343cm" svg:y2="16.312cm">
          <text:p/>
        </draw:line>
        <draw:custom-shape draw:style-name="gr16" draw:text-style-name="P8" draw:layer="layout" svg:width="3.048cm" svg:height="4.064cm" svg:x="8.9cm" svg:y="10.511cm">
          <text:p text:style-name="P1"><text:span text:style-name="T2">customer</text:span></text:p>
          <text:p text:style-name="P1"><text:span text:style-name="T2">identity</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3.048cm" svg:height="4.064cm" svg:x="12.266cm" svg:y="10.511cm">
          <text:p text:style-name="P1"><text:span text:style-name="T2">document</text:span></text:p>
          <text:p text:style-name="P1"><text:span text:style-name="T2">storage</text:span></text:p>
          <text:p text:style-name="P1"><text:span text:style-name="T2">&amp; mgmt</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3.048cm" svg:height="4.064cm" svg:x="4.509cm" svg:y="4.14cm">
          <text:p text:style-name="P1"><text:span text:style-name="T2">customer</text:span></text:p>
          <text:p text:style-name="P1"><text:span text:style-name="T2">UI</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3.048cm" svg:height="4.064cm" svg:x="21.026cm" svg:y="4.037cm">
          <text:p text:style-name="P1"><text:span text:style-name="T2">print</text:span></text:p>
          <text:p text:style-name="P1"><text:span text:style-name="T2">shop</text:span></text:p>
          <text:p text:style-name="P1"><text:span text:style-name="T2">UI</text:span></text:p>
          <draw:enhanced-geometry svg:viewBox="0 0 21600 21600" draw:mirror-horizontal="false" draw:mirror-vertical="false" draw:type="rectangle" draw:enhanced-path="M 0 0 L 21600 0 21600 21600 0 21600 0 0 Z N"/>
        </draw:custom-shape>
        <draw:line draw:style-name="gr28" draw:text-style-name="P4" draw:layer="layout" svg:x1="17.39cm" svg:y1="14.462cm" svg:x2="17.494cm" svg:y2="16.954cm">
          <text:p/>
        </draw:line>
        <draw:frame draw:style-name="gr10" draw:text-style-name="P12" draw:layer="layout" svg:width="19.805cm" svg:height="1.673cm" svg:x="4.084cm" svg:y="1.516cm">
          <draw:text-box>
            <text:p><text:span text:style-name="T3">Early development stages</text:span></text:p>
          </draw:text-box>
        </draw:frame>
        <presentation:notes draw:style-name="dp2">
          <draw:page-thumbnail draw:style-name="gr9" draw:layer="layout" svg:width="14.848cm" svg:height="11.136cm" svg:x="3.075cm" svg:y="2.257cm" draw:page-number="6" presentation:class="page"/>
          <draw:frame presentation:style-name="pr2" draw:text-style-name="P9"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g>
          <draw:custom-shape draw:style-name="gr11" draw:text-style-name="P1" draw:layer="layout" svg:width="1.633cm" svg:height="1.742cm" svg:x="1.016cm" svg:y="1.8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0.979cm" svg:height="0.98cm" svg:x="1.343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2" draw:text-style-name="P8" draw:layer="layout" svg:width="16.48cm" svg:height="1.285cm" svg:x="4.327cm" svg:y="4.798cm">
          <text:p text:style-name="P1"><text:span text:style-name="T2">API</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3.048cm" svg:height="4.064cm" svg:x="4.149cm" svg:y="7.526cm">
          <text:p text:style-name="P1"><text:span text:style-name="T2">document</text:span></text:p>
          <text:p text:style-name="P1"><text:span text:style-name="T2">storage</text:span></text:p>
          <text:p text:style-name="P1"><text:span text:style-name="T2">&amp; mgmt</text:span></text:p>
          <draw:enhanced-geometry svg:viewBox="0 0 21600 21600" draw:mirror-horizontal="false" draw:mirror-vertical="false" draw:type="rectangle" draw:enhanced-path="M 0 0 L 21600 0 21600 21600 0 21600 0 0 Z N"/>
        </draw:custom-shape>
        <draw:g>
          <draw:custom-shape draw:style-name="gr11" draw:text-style-name="P1" draw:layer="layout" svg:width="1.633cm" svg:height="1.742cm" svg:x="1.731cm" svg:y="1.9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0.979cm" svg:height="0.98cm" svg:x="2.058cm" svg:y="1.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1" draw:text-style-name="P1" draw:layer="layout" svg:width="1.633cm" svg:height="1.742cm" svg:x="2.445cm" svg:y="2.12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0.979cm" svg:height="0.98cm" svg:x="2.772cm" svg:y="1.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1" draw:text-style-name="P1" draw:layer="layout" svg:width="1.633cm" svg:height="1.742cm" svg:x="3.16cm" svg:y="2.28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0.979cm" svg:height="0.98cm" svg:x="3.487cm" svg:y="1.7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1" draw:text-style-name="P1" draw:layer="layout" svg:width="1.633cm" svg:height="1.742cm" svg:x="3.874cm" svg:y="2.43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0.979cm" svg:height="0.98cm" svg:x="4.201cm" svg:y="1.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1" draw:text-style-name="P1" draw:layer="layout" svg:width="1.633cm" svg:height="1.742cm" svg:x="4.586cm" svg:y="2.59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0.979cm" svg:height="0.98cm" svg:x="4.913cm" svg:y="2.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6" draw:text-style-name="P8" draw:layer="layout" svg:width="3.048cm" svg:height="4.064cm" svg:x="4.149cm" svg:y="11.924cm">
          <text:p text:style-name="P1"><text:span text:style-name="T2">document</text:span></text:p>
          <text:p text:style-name="P1"><text:span text:style-name="T2">storage</text:span></text:p>
          <text:p text:style-name="P1"><text:span text:style-name="T2">&amp; mgmt</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3.048cm" svg:height="4.064cm" svg:x="7.516cm" svg:y="7.481cm">
          <text:p text:style-name="P1"><text:span text:style-name="T2">document</text:span></text:p>
          <text:p text:style-name="P1"><text:span text:style-name="T2">storage</text:span></text:p>
          <text:p text:style-name="P1"><text:span text:style-name="T2">&amp; mgmt</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3.048cm" svg:height="4.064cm" svg:x="7.489cm" svg:y="11.899cm">
          <text:p text:style-name="P1"><text:span text:style-name="T2">document</text:span></text:p>
          <text:p text:style-name="P1"><text:span text:style-name="T2">storage</text:span></text:p>
          <text:p text:style-name="P1"><text:span text:style-name="T2">&amp; mgmt</text:span></text:p>
          <draw:enhanced-geometry svg:viewBox="0 0 21600 21600" draw:mirror-horizontal="false" draw:mirror-vertical="false" draw:type="rectangle" draw:enhanced-path="M 0 0 L 21600 0 21600 21600 0 21600 0 0 Z N"/>
        </draw:custom-shape>
        <draw:frame draw:style-name="gr7" draw:text-style-name="P5" draw:layer="layout" svg:width="1.901cm" svg:height="0.962cm" svg:x="6.345cm" svg:y="6.205cm">
          <draw:text-box>
            <text:p>RPC</text:p>
          </draw:text-box>
        </draw:frame>
        <draw:custom-shape draw:style-name="gr29" draw:text-style-name="P13" draw:layer="layout" svg:width="20.627cm" svg:height="2.902cm" svg:x="4.701cm" svg:y="17.494cm">
          <text:p text:style-name="P1">Event Bu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8" draw:layer="layout" svg:width="3.048cm" svg:height="4.064cm" svg:x="12.689cm" svg:y="7.429cm">
          <text:p text:style-name="P1"><text:span text:style-name="T2">customer</text:span></text:p>
          <text:p text:style-name="P1"><text:span text:style-name="T2">identity</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3.048cm" svg:height="4.064cm" svg:x="12.689cm" svg:y="11.795cm">
          <text:p text:style-name="P1"><text:span text:style-name="T2">customer</text:span></text:p>
          <text:p text:style-name="P1"><text:span text:style-name="T2">identity</text:span></text:p>
          <draw:enhanced-geometry svg:viewBox="0 0 21600 21600" draw:mirror-horizontal="false" draw:mirror-vertical="false" draw:type="rectangle" draw:enhanced-path="M 0 0 L 21600 0 21600 21600 0 21600 0 0 Z N"/>
        </draw:custom-shape>
        <draw:frame draw:style-name="gr7" draw:text-style-name="P5" draw:layer="layout" svg:width="1.901cm" svg:height="0.962cm" svg:x="13.179cm" svg:y="6.282cm">
          <draw:text-box>
            <text:p>RPC</text:p>
          </draw:text-box>
        </draw:frame>
        <draw:line draw:style-name="gr30" draw:text-style-name="P1" draw:layer="layout" svg:x1="5.779cm" svg:y1="15.952cm" svg:x2="7.372cm" svg:y2="17.982cm">
          <text:p/>
        </draw:line>
        <draw:line draw:style-name="gr30" draw:text-style-name="P1" draw:layer="layout" svg:x1="8.811cm" svg:y1="16.004cm" svg:x2="9.581cm" svg:y2="17.725cm">
          <text:p/>
        </draw:line>
        <draw:line draw:style-name="gr30" draw:text-style-name="P1" draw:layer="layout" svg:x1="14.231cm" svg:y1="15.875cm" svg:x2="14.154cm" svg:y2="17.314cm">
          <text:p/>
        </draw:line>
        <draw:frame draw:style-name="gr31" draw:text-style-name="P14" draw:layer="layout" svg:width="18.033cm" svg:height="3.723cm" svg:x="7.783cm" svg:y="1.259cm">
          <draw:text-box>
            <text:p><text:span text:style-name="T4">Scaling to a bright future</text:span></text:p>
          </draw:text-box>
        </draw:frame>
        <presentation:notes draw:style-name="dp2">
          <draw:page-thumbnail draw:style-name="gr9" draw:layer="layout" svg:width="14.848cm" svg:height="11.136cm" svg:x="3.075cm" svg:y="2.257cm" draw:page-number="7" presentation:class="page"/>
          <draw:frame presentation:style-name="pr2"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54cm" svg:stroke-color="#000000" draw:marker-start-width="0.584cm" draw:marker-end-width="0.584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14:57:40.139990975</meta:creation-date>
    <dc:date>2017-11-09T11:44:02.035795294</dc:date>
    <meta:editing-duration>PT12H29M33S</meta:editing-duration>
    <meta:editing-cycles>16</meta:editing-cycles>
    <meta:generator>LibreOffice/5.1.6.2$Linux_X86_64 LibreOffice_project/10m0$Build-2</meta:generator>
    <meta:document-statistic meta:object-count="152"/>
  </office:meta>
</office:document-meta>
</file>